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IBM Plex Mono" svg:font-family="'IBM Plex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757575" draw:opacity="100%" draw:textarea-horizontal-align="justify" draw:textarea-vertical-align="middle" draw:auto-grow-height="false" fo:min-height="6.209cm" fo:min-width="23.9cm" fo:padding-top="0.175cm" fo:padding-bottom="0.175cm" fo:padding-left="0.3cm" fo:padding-right="0.3cm" draw:shadow-opacity="100%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1cm" svg:stroke-color="#000000" draw:marker-start-width="0.35cm" draw:marker-end-width="0.35cm" svg:stroke-linecap="round" draw:fill="solid" draw:fill-color="#616161" draw:textarea-horizontal-align="left" draw:auto-grow-height="true" draw:auto-grow-width="false" fo:min-height="0.712cm" fo:min-width="0cm" fo:padding-top="0.175cm" fo:padding-bottom="0.175cm" fo:padding-left="0.3cm" fo:padding-right="0.3cm" loext:decorative="false"/>
      <style:paragraph-properties style:writing-mode="lr-tb"/>
    </style:style>
    <style:style style:name="gr4" style:family="graphic" style:parent-style-name="standard" style:list-style-name="L1">
      <style:graphic-properties svg:stroke-color="#000000" draw:fill="solid" draw:fill-color="#fff59d" draw:textarea-horizontal-align="justify" draw:textarea-vertical-align="middle" draw:auto-grow-height="true" fo:min-height="0cm" fo:min-width="0cm" fo:wrap-option="no-wrap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svg:stroke-color="#000000" draw:fill="solid" draw:fill-color="#fff59d" draw:textarea-horizontal-align="justify" draw:textarea-vertical-align="middle" draw:auto-grow-height="true" fo:min-height="0cm" fo:min-width="0cm" fo:wrap-option="no-wrap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1cm" svg:stroke-color="#b71c1c" draw:marker-start="" draw:marker-start-width="0.35cm" draw:marker-end="Arrow_20_large" draw:marker-end-width="0.35cm" draw:fill="solid" draw:fill-color="#424242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svg:stroke-width="0.1cm" svg:stroke-color="#000000" draw:marker-start="Arrowheads_20_1" draw:marker-start-width="0.35cm" draw:marker-end="Arrow_20_large" draw:marker-end-width="0.35cm" draw:fill="solid" draw:fill-color="#424242" draw:textarea-vertical-align="middle" fo:padding-top="0.175cm" fo:padding-bottom="0.175cm" fo:padding-left="0.3cm" fo:padding-right="0.3cm" loext:decorative="false"/>
    </style:style>
    <style:style style:name="gr8" style:family="graphic" style:parent-style-name="standard">
      <style:graphic-properties svg:stroke-width="0.1cm" svg:stroke-color="#b71c1c" draw:marker-start="Half_20_Circle" draw:marker-start-width="0.35cm" draw:marker-end="Arrow_20_large" draw:marker-end-width="0.35cm" draw:fill="solid" draw:fill-color="#424242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draw:stroke="solid" draw:stroke-dash="Dot" svg:stroke-width="0cm" svg:stroke-color="#212121" draw:marker-start-width="0.2cm" draw:marker-end-width="0.2cm" draw:stroke-linejoin="round" draw:fill="solid" draw:fill-color="#9fa8da" draw:textarea-horizontal-align="justify" draw:textarea-vertical-align="middle" draw:auto-grow-height="true" fo:min-height="0cm" fo:min-width="0cm" fo:padding-top="0.125cm" fo:padding-bottom="0.125cm" fo:padding-left="0.25cm" fo:padding-right="0.25cm" fo:wrap-option="no-wrap" draw:shadow="hidden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000000" draw:fill="solid" draw:fill-color="#fff59d" draw:textarea-horizontal-align="justify" draw:textarea-vertical-align="middle" draw:auto-grow-height="true" fo:min-height="0cm" fo:min-width="0cm" fo:wrap-option="no-wrap" style:writing-mode="lr-tb" loext:decorative="false"/>
      <style:paragraph-properties style:writing-mode="lr-tb"/>
    </style:style>
    <style:style style:name="P1" style:family="paragraph">
      <loext:graphic-properties draw:fill="solid" draw:fill-color="#757575" draw:opacity="100%"/>
      <style:paragraph-properties fo:text-align="center" style:writing-mode="lr-tb"/>
    </style:style>
    <style:style style:name="P2" style:family="paragraph">
      <loext:graphic-properties draw:fill="solid" draw:fill-color="#616161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f59d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solid" draw:fill-color="#424242"/>
      <style:paragraph-properties fo:text-align="center"/>
    </style:style>
    <style:style style:name="P6" style:family="paragraph">
      <style:paragraph-properties fo:text-align="center"/>
      <style:text-properties style:font-name="IBM Plex Mono" fo:font-size="12pt"/>
    </style:style>
    <style:style style:name="P7" style:family="paragraph">
      <loext:graphic-properties draw:fill="solid" draw:fill-color="#9fa8da"/>
      <style:paragraph-properties fo:text-align="center" style:writing-mode="lr-tb"/>
      <style:text-properties style:font-name="IBM Plex Mono" fo:font-size="12pt"/>
    </style:style>
    <style:style style:name="T1" style:family="text">
      <style:text-properties fo:font-size="12pt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Mono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IBM Plex Mono"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g draw:style-name="gr1">
          <draw:custom-shape draw:style-name="gr2" draw:text-style-name="P1" draw:layer="layout" svg:width="24.5cm" svg:height="6.559cm" svg:x="2.6cm" svg:y="3.6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2" draw:layer="layout" svg:width="24.5cm" svg:height="1.062cm" svg:x="2.6cm" svg:y="3.691cm">
            <draw:text-box>
              <text:p>4) Bundle</text:p>
            </draw:text-box>
          </draw:frame>
          <draw:custom-shape draw:style-name="gr4" draw:text-style-name="P4" xml:id="id1" draw:id="id1" draw:layer="layout" svg:width="7.154cm" svg:height="0.962cm" svg:x="11.273cm" svg:y="8.429cm">
            <text:p text:style-name="P3">🔑🔏 <text:span text:style-name="T1">Bundle: code_signing.pfx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xml:id="id2" draw:id="id2" draw:layer="layout" svg:width="6.562cm" svg:height="0.962cm" svg:x="7.469cm" svg:y="2cm">
            <text:p text:style-name="P3"><text:span text:style-name="T2">🔏 </text:span><text:span text:style-name="T1">Request : code_signing.crt</text:span></text:p>
            <draw:enhanced-geometry svg:viewBox="0 0 21600 21600" draw:type="rectangle" draw:enhanced-path="M 0 0 L 21600 0 21600 21600 0 21600 0 0 Z N"/>
          </draw:custom-shape>
          <draw:connector draw:style-name="gr6" draw:text-style-name="P5" draw:layer="layout" draw:type="curve" svg:x1="14.832cm" svg:y1="7.202cm" svg:x2="14.85cm" svg:y2="8.429cm" draw:end-shape="id1" draw:end-glue-point="0" svg:d="M14832 7202c0 544 18-69 18 1227" svg:viewBox="0 0 19 1228">
            <text:p/>
          </draw:connector>
          <draw:connector draw:style-name="gr7" draw:text-style-name="P5" draw:layer="layout" draw:type="curve" svg:x1="10.75cm" svg:y1="2.962cm" svg:x2="14.85cm" svg:y2="6.063cm" draw:start-shape="id2" draw:start-glue-point="2" draw:end-shape="id3" draw:end-glue-point="0" svg:d="M10750 2962c0 2326 4100 776 4100 3101" svg:viewBox="0 0 4101 3102">
            <text:p/>
          </draw:connector>
          <draw:connector draw:style-name="gr8" draw:text-style-name="P5" draw:layer="layout" draw:type="curve" svg:x1="19.65cm" svg:y1="3cm" svg:x2="14.85cm" svg:y2="6.063cm" draw:start-shape="id4" draw:start-glue-point="2" draw:end-shape="id3" draw:end-glue-point="0" svg:d="M19650 3000c0 2298-4800 767-4800 3063" svg:viewBox="0 0 4801 3064">
            <text:p/>
          </draw:connector>
          <draw:custom-shape draw:style-name="gr9" draw:text-style-name="P7" xml:id="id3" draw:id="id3" draw:layer="layout" svg:width="23.674cm" svg:height="1.14cm" svg:x="3.013cm" svg:y="6.063cm">
            <text:p text:style-name="P6"><text:span text:style-name="T3">openssl pkcs12 -export -inkey code_signing.key </text:span><text:span text:style-name="T4">-in code_signing.crt -out code_signing.pfx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onnector draw:style-name="gr8" draw:text-style-name="P5" draw:layer="layout" draw:type="curve" svg:x1="14.844cm" svg:y1="9.391cm" svg:x2="14.856cm" svg:y2="10.569cm" svg:d="M14844 9391c0 1260 12 671 12 1178" svg:viewBox="0 0 13 1179">
            <text:p/>
          </draw:connector>
          <draw:custom-shape draw:style-name="gr10" draw:text-style-name="P4" xml:id="id4" draw:id="id4" draw:layer="layout" svg:width="7.268cm" svg:height="0.962cm" svg:x="16.016cm" svg:y="2.038cm">
            <text:p text:style-name="P3"><text:span text:style-name="T2">🔑 </text:span><text:span text:style-name="T1">Private key : code_signing.key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IBM Plex Mono" svg:font-family="'IBM Plex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Arrowheads_20_1" draw:display-name="Arrowheads 1" svg:viewBox="0 0 15000 8146" svg:d="M29 0l-29 653 244 1943 761 1804 1183 1560 1562 1182 1806 760 1894 244 1994-244 1806-760 1562-1182 1183-1560 761-1804 244-1943-29-65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8T19:05:19.187544600</meta:creation-date>
    <dc:date>2025-10-09T11:59:35.467079700</dc:date>
    <meta:editing-duration>PT2H36M56S</meta:editing-duration>
    <meta:editing-cycles>22</meta:editing-cycles>
    <meta:generator>LibreOffice/25.2.5.2$Windows_X86_64 LibreOffice_project/03d19516eb2e1dd5d4ccd751a0d6f35f35e08022</meta:generator>
    <meta:document-statistic meta:object-count="11"/>
  </office:meta>
</office:document-meta>
</file>